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4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text-properties fo:font-size="12pt" officeooo:paragraph-rsid="0008f9a0" style:font-size-asian="12pt" style:font-size-complex="12pt"/>
    </style:style>
    <style:style style:name="P19" style:family="paragraph" style:parent-style-name="Standard">
      <style:text-properties fo:font-size="12pt" officeooo:paragraph-rsid="001e284a" style:font-size-asian="12pt" style:font-size-complex="12pt"/>
    </style:style>
    <style:style style:name="P20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22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4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25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fb70e" style:font-size-asian="12pt" style:font-size-complex="12pt"/>
    </style:style>
    <style:style style:name="P2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05ad6" style:font-size-asian="12pt" style:font-size-complex="12pt"/>
    </style:style>
    <style:style style:name="P27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25bb78" style:font-size-asian="12pt" style:font-size-complex="12pt"/>
    </style:style>
    <style:style style:name="P2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rsid="002775f3" officeooo:paragraph-rsid="002775f3" style:font-size-asian="12pt" style:font-size-complex="12pt"/>
    </style:style>
    <style:style style:name="P29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0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fb70e"/>
    </style:style>
    <style:style style:name="P31" style:family="paragraph" style:parent-style-name="Standard">
      <style:paragraph-properties fo:margin-left="0.5in" fo:margin-right="0.1181in" fo:text-indent="0in" style:auto-text-indent="false"/>
      <style:text-properties style:font-name="Consolas" fo:font-size="10pt" officeooo:rsid="002a80eb" officeooo:paragraph-rsid="002a80eb" style:font-name-asian="Consolas1" style:font-size-asian="10pt" style:font-name-complex="Consolas1" style:font-size-complex="10pt"/>
    </style:style>
    <style:style style:name="P32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33" style:family="paragraph" style:parent-style-name="Standard">
      <style:paragraph-properties fo:line-height="50%"/>
      <style:text-properties style:font-name="Consolas" fo:font-size="10pt" officeooo:paragraph-rsid="002d50b7" style:font-name-asian="Consolas1" style:font-size-asian="10pt" style:font-name-complex="Consolas1" style:font-size-complex="10pt"/>
    </style:style>
    <style:style style:name="P34" style:family="paragraph" style:parent-style-name="Standard">
      <style:paragraph-properties fo:line-height="50%"/>
      <style:text-properties style:font-name="Consolas" fo:font-size="10pt" officeooo:paragraph-rsid="002e16c6" style:font-name-asian="Consolas1" style:font-size-asian="10pt" style:font-name-complex="Consolas1" style:font-size-complex="10pt"/>
    </style:style>
    <style:style style:name="P35" style:family="paragraph" style:parent-style-name="Standard">
      <style:paragraph-properties fo:line-height="50%"/>
      <style:text-properties style:font-name="Consolas" fo:font-size="10pt" officeooo:paragraph-rsid="002e55b8" style:font-name-asian="Consolas1" style:font-size-asian="10pt" style:font-name-complex="Consolas1" style:font-size-complex="10pt"/>
    </style:style>
    <style:style style:name="P36" style:family="paragraph" style:parent-style-name="Standard">
      <style:paragraph-properties fo:line-height="50%"/>
      <style:text-properties style:font-name="Consolas" fo:font-size="10pt" officeooo:paragraph-rsid="002eed1a" style:font-name-asian="Consolas1" style:font-size-asian="10pt" style:font-name-complex="Consolas1" style:font-size-complex="10pt"/>
    </style:style>
    <style:style style:name="P37" style:family="paragraph" style:parent-style-name="Standard">
      <style:paragraph-properties fo:margin-left="0.5in" fo:margin-right="0.1181in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2a80eb" officeooo:paragraph-rsid="002a80eb" style:font-name-asian="Consolas1" style:font-size-asian="10pt" style:font-weight-asian="bold" style:font-name-complex="Consolas1" style:font-size-complex="10pt" style:font-weight-complex="bold"/>
    </style:style>
    <style:style style:name="P38" style:family="paragraph" style:parent-style-name="Standard">
      <style:paragraph-properties fo:line-height="50%"/>
      <style:text-properties officeooo:paragraph-rsid="002d50b7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24229a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e284a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officeooo:rsid="001e284a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103fb2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e284a"/>
    </style:style>
    <style:style style:name="T11" style:family="text">
      <style:text-properties officeooo:rsid="001fb70e"/>
    </style:style>
    <style:style style:name="T12" style:family="text">
      <style:text-properties officeooo:rsid="00218a41"/>
    </style:style>
    <style:style style:name="T13" style:family="text">
      <style:text-properties officeooo:rsid="00223880"/>
    </style:style>
    <style:style style:name="T14" style:family="text">
      <style:text-properties officeooo:rsid="0025bb78"/>
    </style:style>
    <style:style style:name="T15" style:family="text">
      <style:text-properties officeooo:rsid="0027cb8e"/>
    </style:style>
    <style:style style:name="T16" style:family="text">
      <style:text-properties officeooo:rsid="002b4d20"/>
    </style:style>
    <style:style style:name="T17" style:family="text">
      <style:text-properties style:use-window-font-color="true" loext:opacity="0%" fo:font-weight="bold" style:font-weight-asian="bold"/>
    </style:style>
    <style:style style:name="T18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19" style:family="text"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T20" style:family="text">
      <style:text-properties officeooo:rsid="002eed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осковский Авиационный Институт</text:p>
      <text:p text:style-name="P11">(Национальный Исследовательский Университет)</text:p>
      <text:p text:style-name="P5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5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6"/>
      <text:p text:style-name="P6"/>
      <text:p text:style-name="P5"><text:span text:style-name="T3">Лабораторная работа №</text:span><text:span text:style-name="T4">2</text:span><text:span text:style-name="T3"> по курсу</text:span></text:p>
      <text:p text:style-name="P13">«Операционные системы»</text:p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<text:span text:style-name="T1">Группа: М8</text:span>О<text:span text:style-name="T1">-2</text:span>11<text:span text:style-name="T1">Б-2</text:span>3</text:p>
      <text:p text:style-name="P12">Студент: Тропн М.А.</text:p>
      <text:p text:style-name="P1"><text:span text:style-name="T1">Преподаватель: </text:span>Бахарев В.Д.</text:p>
      <text:p text:style-name="P12">Оценка: ____________________ </text:p>
      <text:p text:style-name="P1"><text:span text:style-name="T1">Дата: </text:span><text:span text:style-name="T2">31</text:span><text:span text:style-name="T9">.10</text:span><text:span text:style-name="T1">.</text:span>24</text:p>
      <text:p text:style-name="P7"/>
      <text:p text:style-name="P2"/>
      <text:p text:style-name="P3"/>
      <text:p text:style-name="P3"><text:span text:style-name="T1">Москва, 202</text:span>4</text:p>
      <text:p text:style-name="P14"><text:soft-page-break/>Постановка задачи</text:p>
      <text:p text:style-name="Standard"><text:span text:style-name="T5">Вариант </text:span><text:span text:style-name="T6">15</text:span><text:span text:style-name="T5">.</text:span></text:p>
      <text:p text:style-name="P18">Цель работы </text:p>
      <text:p text:style-name="P18">Приобретение практических навыков в:</text:p>
      <text:p text:style-name="P19"> Управление потоками в ОС</text:p>
      <text:p text:style-name="P19"> Обеспечение синхронизации между потоками</text:p>
      <text:p text:style-name="P17">Задание</text:p>
      <text:p text:style-name="P17">Составить программу на языке Си<text:span text:style-name="T13">(С++)</text:span>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максимального количества потоков, работающих в один момент времени, должно быть задано ключом запуска вашей программы.</text:p>
      <text:p text:style-name="P19">Так же необходимо уметь продемонстрировать количество потоков, используемое вашей программой с помощью стандартных средств операционной системы.</text:p>
      <text:p text:style-name="P19">В отчете привести исследование зависимости ускорения и эффективности алгоритма от входных данных и количества потоков. Получившиеся результаты необходимо объяснить.</text:p>
      <text:p text:style-name="P17"><text:span text:style-name="T10">15</text:span> вариант) Есть колода из 52 карт, рассчитать экспериментально (метод Монте-Карло) вероятность того, что сверху лежат две одинаковых карты. Количество раундов задаётся ключом программы.</text:p>
      <text:p text:style-name="P14"><text:s text:c="2"/>Общий метод и алгоритм решения</text:p>
      <text:p text:style-name="P15">Использованные системные вызовы:</text:p>
      <text:list text:style-name="WWNum1">
        <text:list-item>
          <text:p text:style-name="P23">int pthread_create(pthread_t *__restrict__ __newthread, const pthread_attr_t *__restrict__ __attr, void *(*__start_routine)(void *), void *__restrict__ __arg) — создаёт поток с рутиной <text:span text:style-name="T11">(стартовой <text:s/>функцией) и заданными аргументами</text:span></text:p>
        </text:list-item>
        <text:list-item>
          <text:p text:style-name="P24">int pthread_join(pthread_t __th, void **__thread_return) — вызов потока</text:p>
        </text:list-item>
        <text:list-item>
          <text:p text:style-name="P30"><text:span text:style-name="T7">ssize_t read(int __fd, void* __buf, size_t __nbytes) — чтение из </text:span><text:span text:style-name="T8">fd в буфер</text:span></text:p>
        </text:list-item>
        <text:list-item>
          <text:p text:style-name="P25">ssize_t write(int __fd, const void* __buf, size_t __n) — запись байтов в буфер</text:p>
        </text:list-item>
        <text:list-item>
          <text:p text:style-name="P26">void exit(int status) - завершения выполнения процесса и возвращение статуса</text:p>
        </text:list-item>
      </text:list>
      <text:p text:style-name="P16"/>
      <text:p text:style-name="P27">Создаём потоки <text:span text:style-name="T14">(кол-во указывается ключом программы). Аргументом функции pthread_create будет являться функция just_do с аргументом rounds (рассчитывается как общее кол-во раундов (является второым ключом программы), разделенное на кол-во потоков). Таким образом, каждый поток будет рассчитывать приблизительно одинаковое количество раундов. Также введем атомарный счетчик ac (атомарность обязательна, в противном случае между потоками происходит т. н. «data race», из-за чего кол-во счетчика не совпадает с действительностью (потоки борятся за получение доступа к счетчика. Использование мьютекса в задаче излишне, ведь увеличаться затраты на ображение к Kernel).</text:span></text:p>
      <text:p text:style-name="P28">Сам метод Монте-Карло заключается в оперировании случайностями. По заданию необходимо найти вероятность того, что первые две карты в колоде (52 карты) будут одинаковой масти можно расчитать проведя эксперимент — взять колоду, <text:soft-page-break/>перемешать её и проверить что верхние карты одинаковы. <text:span text:style-name="T16">Колоду будем перемешивать стандартным алгоритмом C++ std::shuffle. </text:span>В таком удачном случае счетчик ac будем атомарно увеличивать. <text:span text:style-name="T15">В итоге вероятность будем рассчитывать как результат деления количества удачный исходов на общее количество раундов. </text:span></text:p>
      <text:p text:style-name="P16"/>
      <text:p text:style-name="P14">Код программы</text:p>
      <text:p text:style-name="P37">main.cpp</text:p>
      <text:p text:style-name="P31">#include &lt;algorithm&gt;</text:p>
      <text:p text:style-name="P31">#include &lt;atomic&gt;</text:p>
      <text:p text:style-name="P31">#include &lt;pthread.h&gt;</text:p>
      <text:p text:style-name="P31">#include &lt;random&gt;</text:p>
      <text:p text:style-name="P31">#include &lt;stdarg.h&gt;</text:p>
      <text:p text:style-name="P31">#include &lt;string.h&gt;</text:p>
      <text:p text:style-name="P31">#include &lt;unistd.h&gt;</text:p>
      <text:p text:style-name="P31"/>
      <text:p text:style-name="P31">#define print(text, ...) <text:s text:c="54"/>\</text:p>
      <text:p text:style-name="P31"><text:s text:c="2"/>do { <text:s text:c="72"/>\</text:p>
      <text:p text:style-name="P31"><text:s text:c="4"/>char BUF[BUFSIZ]; <text:s text:c="57"/>\</text:p>
      <text:p text:style-name="P31"><text:s text:c="4"/>vsprintf(BUF, text, __VA_ARGS__); <text:s text:c="41"/>\</text:p>
      <text:p text:style-name="P31"><text:s text:c="4"/>myCout(BUF); <text:s text:c="62"/>\</text:p>
      <text:p text:style-name="P31"><text:s text:c="2"/>} while (0)</text:p>
      <text:p text:style-name="P31">#define all(x) x.begin(), x.end()</text:p>
      <text:p text:style-name="P31">#define THREADS_NUM 16</text:p>
      <text:p text:style-name="P31">#define BARRIERS_NUM 16</text:p>
      <text:p text:style-name="P31">#define DECK_NUM 52</text:p>
      <text:p text:style-name="P31"/>
      <text:p text:style-name="P31">std::atomic_int ac{0};</text:p>
      <text:p text:style-name="P31"/>
      <text:p text:style-name="P31">void *just_do(void *args) {</text:p>
      <text:p text:style-name="P31"><text:s text:c="2"/>size_t round = *(size_t *)args;</text:p>
      <text:p text:style-name="P31"><text:s text:c="2"/>for (size_t i = 0; i &lt; round; i++) {</text:p>
      <text:p text:style-name="P31"><text:soft-page-break/><text:s text:c="4"/>std::vector&lt;int&gt; deck(DECK_NUM);</text:p>
      <text:p text:style-name="P31"><text:s text:c="4"/>for (size_t j = 0; j &lt; DECK_NUM; j++) {</text:p>
      <text:p text:style-name="P31"><text:s text:c="6"/>deck[j] = j;</text:p>
      <text:p text:style-name="P31"><text:s text:c="4"/>}</text:p>
      <text:p text:style-name="P31"><text:s text:c="4"/>std::random_device rd;</text:p>
      <text:p text:style-name="P31"><text:s text:c="4"/>std::mt19937 random_generator(rd());</text:p>
      <text:p text:style-name="P31"><text:s text:c="4"/>std::shuffle(all(deck), random_generator);</text:p>
      <text:p text:style-name="P31"><text:s text:c="4"/>if (deck[0] % 4 == deck[1] % 4) {</text:p>
      <text:p text:style-name="P31"><text:s text:c="6"/>++ac;</text:p>
      <text:p text:style-name="P31"><text:s text:c="4"/>}</text:p>
      <text:p text:style-name="P31"><text:s text:c="2"/>}</text:p>
      <text:p text:style-name="P31"><text:s text:c="2"/>return NULL;</text:p>
      <text:p text:style-name="P31">}</text:p>
      <text:p text:style-name="P31"/>
      <text:p text:style-name="P31">void _print(char *fmt, ...) {</text:p>
      <text:p text:style-name="P31"><text:s text:c="2"/>va_list args;</text:p>
      <text:p text:style-name="P31"><text:s text:c="2"/>va_start(args, fmt);</text:p>
      <text:p text:style-name="P31"><text:s text:c="2"/>char BUF[BUFSIZ];</text:p>
      <text:p text:style-name="P31"><text:s text:c="2"/>vsprintf(BUF, fmt, args);</text:p>
      <text:p text:style-name="P31"><text:s text:c="2"/>if (-1 == write(STDOUT_FILENO, BUF, strlen(BUF))) {</text:p>
      <text:p text:style-name="P31"><text:s text:c="4"/>exit(EXIT_FAILURE);</text:p>
      <text:p text:style-name="P31"><text:s text:c="2"/>}</text:p>
      <text:p text:style-name="P31"><text:s text:c="2"/>va_end(args);</text:p>
      <text:p text:style-name="P31">}</text:p>
      <text:p text:style-name="P31"/>
      <text:p text:style-name="P31">int main(int argc, char **argv) {</text:p>
      <text:p text:style-name="P31"><text:s text:c="2"/>if (argc != 3) {</text:p>
      <text:p text:style-name="P31"><text:s text:c="4"/>_print("Input error. Use: %s &lt;threads&gt; &lt;rounds&gt;\n", argv[0]);</text:p>
      <text:p text:style-name="P31"><text:s text:c="4"/>exit(EXIT_FAILURE);</text:p>
      <text:p text:style-name="P31"><text:s text:c="2"/>}</text:p>
      <text:p text:style-name="P31"><text:s text:c="2"/>if (argv[1] == NULL || argv[2] == NULL) {</text:p>
      <text:p text:style-name="P31"><text:s text:c="4"/>_print("Input error. Use: %s &lt;threads&gt; &lt;rounds&gt;\n", argv[0]);</text:p>
      <text:p text:style-name="P31"><text:s text:c="4"/>exit(EXIT_FAILURE);</text:p>
      <text:p text:style-name="P31"><text:soft-page-break/><text:s text:c="2"/>}</text:p>
      <text:p text:style-name="P31"><text:s text:c="2"/>// ограничение потоков и количество раундов</text:p>
      <text:p text:style-name="P31"><text:s text:c="2"/>size_t threads_num = atol(argv[1]);</text:p>
      <text:p text:style-name="P31"><text:s text:c="2"/>size_t rounds = atol(argv[2]);</text:p>
      <text:p text:style-name="P31"><text:s text:c="2"/>size_t rounds_for_thread = rounds / threads_num;</text:p>
      <text:p text:style-name="P31"><text:s text:c="2"/>std::vector&lt;pthread_t&gt; threads(threads_num);</text:p>
      <text:p text:style-name="P31"><text:s text:c="2"/>for (size_t i = 0; i &lt; threads_num; i++) {</text:p>
      <text:p text:style-name="P31"><text:s text:c="4"/>if (-1 == pthread_create(&amp;(threads[i]), NULL, just_do,</text:p>
      <text:p text:style-name="P31"><text:s text:c="29"/>(void *)&amp;rounds_for_thread)) {</text:p>
      <text:p text:style-name="P31"><text:s text:c="6"/>_print("Error. Thread %d nor created\n", i);</text:p>
      <text:p text:style-name="P31"><text:s text:c="6"/>exit(EXIT_FAILURE);</text:p>
      <text:p text:style-name="P31"><text:s text:c="4"/>};</text:p>
      <text:p text:style-name="P31"><text:s text:c="2"/>}</text:p>
      <text:p text:style-name="P31"/>
      <text:p text:style-name="P31"><text:s text:c="2"/>for (auto &amp;thread : threads) {</text:p>
      <text:p text:style-name="P31"><text:s text:c="4"/>if (-1 == pthread_join(thread, NULL)) {</text:p>
      <text:p text:style-name="P31"><text:s text:c="6"/>_print("Error. Thread not joined\n");</text:p>
      <text:p text:style-name="P31"><text:s text:c="6"/>exit(EXIT_FAILURE);</text:p>
      <text:p text:style-name="P31"><text:s text:c="4"/>};</text:p>
      <text:p text:style-name="P31"><text:s text:c="2"/>}</text:p>
      <text:p text:style-name="P31"/>
      <text:p text:style-name="P31"><text:s text:c="2"/>// выводилка удачный попаданий</text:p>
      <text:p text:style-name="P31"><text:s text:c="2"/>{</text:p>
      <text:p text:style-name="P31"><text:s text:c="4"/>int b = ac.load();</text:p>
      <text:p text:style-name="P31"><text:s text:c="4"/>_print("== %d ==\n", b);</text:p>
      <text:p text:style-name="P31"><text:s text:c="2"/>}</text:p>
      <text:p text:style-name="P31"/>
      <text:p text:style-name="P31"><text:s text:c="2"/>{</text:p>
      <text:p text:style-name="P31"><text:s text:c="4"/>// расчеты</text:p>
      <text:p text:style-name="P31"><text:s text:c="4"/>int total_rounds = rounds; // threads_num * rounds;</text:p>
      <text:p text:style-name="P31"><text:s text:c="4"/>int f = ac.load();</text:p>
      <text:p text:style-name="P31"><text:s text:c="4"/>double probability = (double)f / (double)total_rounds;</text:p>
      <text:p text:style-name="P31"><text:s text:c="4"/>char BUF[BUFSIZ];</text:p>
      <text:p text:style-name="P31"><text:soft-page-break/><text:s text:c="4"/>sprintf(BUF, "== %f ==\n", probability);</text:p>
      <text:p text:style-name="P31"><text:s text:c="4"/>_print("%s\n", BUF);</text:p>
      <text:p text:style-name="P31"><text:s text:c="2"/>}</text:p>
      <text:p text:style-name="P31"/>
      <text:p text:style-name="P31"><text:s text:c="2"/>return EXIT_SUCCESS;</text:p>
      <text:p text:style-name="P31">}</text:p>
      <text:p text:style-name="P20">Протокол работы программы</text:p>
      <text:p text:style-name="P29"><text:span text:style-name="T17">Тестирование:</text:span></text:p>
      <text:p text:style-name="P38"><text:span text:style-name="T19">lemito@lemito</text:span><text:span text:style-name="T18">:~/Desktop/OSi/lab2/out/build/gcc$</text:span></text:p>
      <text:p text:style-name="P33"><text:s/>/home/lemito/Desktop/OSi/lab2/out/build/gcc/lab2 12 1000000</text:p>
      <text:p text:style-name="P4">== 234392 ==</text:p>
      <text:p text:style-name="P4">== 0.234392 ==</text:p>
      <text:p text:style-name="P33">lemito@lemito:~/Desktop/OSi/lab2/out/build/gcc$ time </text:p>
      <text:p text:style-name="P33">/home/lemito/Desktop/OSi/lab2/out/build/gcc/lab2 12 1000000</text:p>
      <text:p text:style-name="P4">== 234906 ==</text:p>
      <text:p text:style-name="P4">== 0.234906 ==</text:p>
      <text:p text:style-name="P4"/>
      <text:p text:style-name="P4"/>
      <text:p text:style-name="P4">real <text:s text:c="3"/>0m4.092s</text:p>
      <text:p text:style-name="P4">user <text:s text:c="3"/>0m43.928s</text:p>
      <text:p text:style-name="P4">sys <text:s text:c="4"/>0m0.019s</text:p>
      <text:p text:style-name="P33">lemito@lemito:~/Desktop/OSi/lab2/out/build/gcc$ time</text:p>
      <text:p text:style-name="P33">/home/lemito/Desktop/OSi/lab2/out/build/gcc/lab2 6 1000000</text:p>
      <text:p text:style-name="P4">== 235214 ==</text:p>
      <text:p text:style-name="P4">== 0.235214 ==</text:p>
      <text:p text:style-name="P4"/>
      <text:p text:style-name="P4"/>
      <text:p text:style-name="P4">real <text:s text:c="3"/>0m6.684s</text:p>
      <text:p text:style-name="P4">user <text:s text:c="3"/>0m37.334s</text:p>
      <text:p text:style-name="P4">sys <text:s text:c="4"/>0m0.009s</text:p>
      <text:p text:style-name="P34">lemito@lemito:~/Desktop/OSi/lab2/out/build/gcc$ time </text:p>
      <text:p text:style-name="P34">/home/lemito/Desktop/OSi/lab2/out/build/gcc/lab2 3 1000000</text:p>
      <text:p text:style-name="P4">== 235089 ==</text:p>
      <text:p text:style-name="P4">== 0.235089 ==</text:p>
      <text:p text:style-name="P4"/>
      <text:p text:style-name="P4"/>
      <text:p text:style-name="P4">real <text:s text:c="3"/>0m10.368s</text:p>
      <text:p text:style-name="P4">user <text:s text:c="3"/>0m31.017s</text:p>
      <text:p text:style-name="P4">sys <text:s text:c="4"/>0m0.008s</text:p>
      <text:p text:style-name="P35">lemito@lemito:~/Desktop/OSi/lab2/out/build/gcc$ time </text:p>
      <text:p text:style-name="P35">/home/lemito/Desktop/OSi/lab2/out/build/gcc/lab2 1 1000000</text:p>
      <text:p text:style-name="P4"/>
      <text:p text:style-name="P4"><text:soft-page-break/>== 235243 ==</text:p>
      <text:p text:style-name="P4">== 0.235243 ==</text:p>
      <text:p text:style-name="P4"/>
      <text:p text:style-name="P4"/>
      <text:p text:style-name="P4">real <text:s text:c="3"/>0m20.464s</text:p>
      <text:p text:style-name="P4">user <text:s text:c="3"/>0m20.458s</text:p>
      <text:p text:style-name="P4">sys <text:s text:c="4"/>0m0.005s</text:p>
      <text:p text:style-name="P4"/>
      <text:p text:style-name="P21">Strace:</text:p>
      <text:p text:style-name="P36">7170 <text:s/>execve("/home/lemito/Desktop/Osi/lab2/out/build/gcc/lab2",</text:p>
      <text:p text:style-name="P36"><text:s/>["/home/lemito/Desktop/OSi/lab2/ou"..., "12", "1000000"], 0x7fff040c8978 /* </text:p>
      <text:p text:style-name="P36">119 vars */) = 0</text:p>
      <text:p text:style-name="P4">7170 <text:s/>brk(NULL) <text:s text:c="24"/>= 0x55fbea62a000</text:p>
      <text:p text:style-name="P36">7170 <text:s/>mmap(NULL, 8192, PROT_READ|PROT_WRITE, MAP_PRIVATE|MAP_ANONYMOUS, -1, 0)</text:p>
      <text:p text:style-name="P36"><text:s/>= 0x755293d5c000</text:p>
      <text:p text:style-name="P36">7170 <text:s/>access("/etc/ld.so.preload", R_OK) = -1 ENOENT (No such file or</text:p>
      <text:p text:style-name="P36"><text:s/>directory)</text:p>
      <text:p text:style-name="P4">7170 <text:s/>openat(AT_FDCWD, "/etc/ld.so.cache", O_RDONLY|O_CLOEXEC) = 3</text:p>
      <text:p text:style-name="P4">7170 <text:s/>fstat(3, {st_mode=S_IFREG|0644, st_size=98135, ...}) = 0</text:p>
      <text:p text:style-name="P4">7170 <text:s/>mmap(NULL, 98135, PROT_READ, MAP_PRIVATE, 3, 0) = 0x755293d44000</text:p>
      <text:p text:style-name="P4">7170 <text:s/>close(3) <text:s text:c="25"/>= 0</text:p>
      <text:p text:style-name="P36">7170 <text:s/>openat(AT_FDCWD, "/lib/x86_64-linux-gnu/libstdc++.so.6", O_RDONLY|</text:p>
      <text:p text:style-name="P36">O_CLOEXEC) = 3</text:p>
      <text:p text:style-name="P36">7170 <text:s/>read(3, "\177ELF\2\1\1\3\0\0\0\0\0\0\0\0\3\0&gt;\</text:p>
      <text:p text:style-name="P36">0\1\0\0\0\0\0\0\0\0\0\0\0"..., 832) = 832</text:p>
      <text:p text:style-name="P4">7170 <text:s/>fstat(3, {st_mode=S_IFREG|0644, st_size=2592224, ...}) = 0</text:p>
      <text:p text:style-name="P36">7170 <text:s/>mmap(NULL, 2609472, PROT_READ, MAP_PRIVATE|MAP_DENYWRITE, 3, 0) =</text:p>
      <text:p text:style-name="P36"><text:s/>0x755293a00000</text:p>
      <text:p text:style-name="P36">7170 <text:s/>mmap(0x755293a9d000, 1343488, PROT_READ|PROT_EXEC, MAP_PRIVATE|MAP_FIXED|</text:p>
      <text:p text:style-name="P36">MAP_DENYWRITE, 3, 0x9d000) = 0x755293a9d000</text:p>
      <text:p text:style-name="P36">7170 <text:s/>mmap(0x755293be5000, 552960, PROT_READ, MAP_PRIVATE|MAP_FIXED|</text:p>
      <text:p text:style-name="P36">MAP_DENYWRITE, 3, 0x1e5000) = 0x755293be5000</text:p>
      <text:p text:style-name="P36">7170 <text:s/>mmap(0x755293c6c000, 57344, PROT_READ|PROT_WRITE, MAP_PRIVATE|MAP_FIXED|</text:p>
      <text:p text:style-name="P36">MAP_DENYWRITE, 3, 0x26b000) = 0x755293c6c000</text:p>
      <text:p text:style-name="P36">7170 <text:s/>mmap(0x755293c7a000, 12608, PROT_READ|PROT_WRITE, MAP_PRIVATE|MAP_FIXED|</text:p>
      <text:p text:style-name="P36">MAP_ANONYMOUS, -1, 0) = 0x755293c7a000</text:p>
      <text:p text:style-name="P4">7170 <text:s/>close(3) <text:s text:c="25"/>= 0</text:p>
      <text:p text:style-name="P36">7170 <text:s/>openat(AT_FDCWD, "/lib/x86_64-linux-gnu/libgcc_s.so.1", O_RDONLY|</text:p>
      <text:p text:style-name="P36">O_CLOEXEC) = 3</text:p>
      <text:p text:style-name="P36">7170 <text:s/>read(3, "\177ELF\2\1\1\0\0\0\0\0\0\0\0\0\3\0&gt;\</text:p>
      <text:p text:style-name="P36">0\1\0\0\0\0\0\0\0\0\0\0\0"..., 832) = 832</text:p>
      <text:p text:style-name="P4">7170 <text:s/>fstat(3, {st_mode=S_IFREG|0644, st_size=183024, ...}) = 0</text:p>
      <text:p text:style-name="P36">7170 <text:s/>mmap(NULL, 185256, PROT_READ, MAP_PRIVATE|MAP_DENYWRITE, 3, 0) =</text:p>
      <text:p text:style-name="P36"><text:s/>0x755293d16000</text:p>
      <text:p text:style-name="P36">7170 <text:s/>mmap(0x755293d1a000, 147456, PROT_READ|PROT_EXEC, MAP_PRIVATE|MAP_FIXED|</text:p>
      <text:p text:style-name="P36">MAP_DENYWRITE, 3, 0x4000) = 0x755293d1a000</text:p>
      <text:p text:style-name="P36">7170 <text:s/>mmap(0x755293d3e000, 16384, PROT_READ, MAP_PRIVATE|MAP_FIXED|</text:p>
      <text:p text:style-name="P36">MAP_DENYWRITE, 3, 0x28000) = 0x755293d3e000</text:p>
      <text:p text:style-name="P36"><text:soft-page-break/>7170 <text:s/>mmap(0x755293d42000, 8192, PROT_READ|PROT_WRITE, MAP_PRIVATE|MAP_FIXED|</text:p>
      <text:p text:style-name="P36">MAP_DENYWRITE, 3, 0x2b000) = 0x755293d42000</text:p>
      <text:p text:style-name="P4">7170 <text:s/>close(3) <text:s text:c="25"/>= 0</text:p>
      <text:p text:style-name="P4">7170 <text:s/>openat(AT_FDCWD, "/lib/x86_64-linux-gnu/libc.so.6", O_RDONLY|O_CLOEXEC) = 3</text:p>
      <text:p text:style-name="P36">7170 <text:s/>read(3, "\177ELF\2\1\1\3\0\0\0\0\0\0\0\0\3\0&gt;\</text:p>
      <text:p text:style-name="P36">0\1\0\0\0\220\243\2\0\0\0\0\0"..., 832) = 832</text:p>
      <text:p text:style-name="P36">7170 <text:s/>pread64(3, "\6\0\0\0\4\0\0\0@\0\0\0\0\0\0\0@\0\0\0\0\0\0\0@\</text:p>
      <text:p text:style-name="P36">0\0\0\0\0\0\0"..., 784, 64) = 784</text:p>
      <text:p text:style-name="P4">7170 <text:s/>fstat(3, {st_mode=S_IFREG|0755, st_size=2125328, ...}) = 0</text:p>
      <text:p text:style-name="P36">7170 <text:s/>pread64(3, "\6\0\0\0\4\0\0\0@\0\0\0\0\0\0\0@\0\0\0\0\0\0\0@\</text:p>
      <text:p text:style-name="P36">0\0\0\0\0\0\0"..., 784, 64) = 784</text:p>
      <text:p text:style-name="P36">7170 <text:s/>mmap(NULL, 2170256, PROT_READ, MAP_PRIVATE|MAP_DENYWRITE, 3, 0) =</text:p>
      <text:p text:style-name="P36"><text:s/>0x755293600000</text:p>
      <text:p text:style-name="P36">7170 <text:s/>mmap(0x755293628000, 1605632, PROT_READ|PROT_EXEC, MAP_PRIVATE|MAP_FIXED|</text:p>
      <text:p text:style-name="P36">MAP_DENYWRITE, 3, 0x28000) = 0x755293628000</text:p>
      <text:p text:style-name="P36">7170 <text:s/>mmap(0x7552937b0000, 323584, PROT_READ, MAP_PRIVATE|MAP_FIXED|</text:p>
      <text:p text:style-name="P36">MAP_DENYWRITE, 3, 0x1b0000) = 0x7552937b0000</text:p>
      <text:p text:style-name="P36">7170 <text:s/>mmap(0x7552937ff000, 24576, PROT_READ|PROT_WRITE, MAP_PRIVATE|MAP_FIXED|</text:p>
      <text:p text:style-name="P36">MAP_DENYWRITE, 3, 0x1fe000) = 0x7552937ff000</text:p>
      <text:p text:style-name="P36">7170 <text:s/>mmap(0x755293805000, 52624, PROT_READ|PROT_WRITE, MAP_PRIVATE|MAP_FIXED|</text:p>
      <text:p text:style-name="P36">MAP_ANONYMOUS, -1, 0) = 0x755293805000</text:p>
      <text:p text:style-name="P4">7170 <text:s/>close(3) <text:s text:c="25"/>= 0</text:p>
      <text:p text:style-name="P4">7170 <text:s/>openat(AT_FDCWD, "/lib/x86_64-linux-gnu/libm.so.6", O_RDONLY|O_CLOEXEC) = 3</text:p>
      <text:p text:style-name="P36">7170 <text:s/>read(3, "\177ELF\2\1\1\3\0\0\0\0\0\0\0\0\3\0&gt;\</text:p>
      <text:p text:style-name="P36">0\1\0\0\0\0\0\0\0\0\0\0\0"..., 832) = 832</text:p>
      <text:p text:style-name="P4">7170 <text:s/>fstat(3, {st_mode=S_IFREG|0644, st_size=952616, ...}) = 0</text:p>
      <text:p text:style-name="P36">7170 <text:s/>mmap(NULL, 950296, PROT_READ, MAP_PRIVATE|MAP_DENYWRITE, 3, 0) =</text:p>
      <text:p text:style-name="P36"><text:s/>0x755293917000</text:p>
      <text:p text:style-name="P36">7170 <text:s/>mmap(0x755293927000, 520192, PROT_READ|PROT_EXEC, MAP_PRIVATE|MAP_FIXED|</text:p>
      <text:p text:style-name="P36">MAP_DENYWRITE, 3, 0x10000) = 0x755293927000</text:p>
      <text:p text:style-name="P36">7170 <text:s/>mmap(0x7552939a6000, 360448, PROT_READ, MAP_PRIVATE|MAP_FIXED|</text:p>
      <text:p text:style-name="P36">MAP_DENYWRITE, 3, 0x8f000) = 0x7552939a6000</text:p>
      <text:p text:style-name="P36">7170 <text:s/>mmap(0x7552939fe000, 8192, PROT_READ|PROT_WRITE, MAP_PRIVATE|MAP_FIXED|</text:p>
      <text:p text:style-name="P36">MAP_DENYWRITE, 3, 0xe7000) = 0x7552939fe000</text:p>
      <text:p text:style-name="P4">7170 <text:s/>close(3) <text:s text:c="25"/>= 0</text:p>
      <text:p text:style-name="P36">7170 <text:s/>mmap(NULL, 8192, PROT_READ|PROT_WRITE, MAP_PRIVATE|MAP_ANONYMOUS, -1, 0)</text:p>
      <text:p text:style-name="P36"><text:s/>= 0x755293d14000</text:p>
      <text:p text:style-name="P36">7170 <text:s/>mmap(NULL, 12288, PROT_READ|PROT_WRITE, MAP_PRIVATE|MAP_ANONYMOUS, -1, 0) </text:p>
      <text:p text:style-name="P36">= 0x755293d11000</text:p>
      <text:p text:style-name="P4">7170 <text:s/>arch_prctl(ARCH_SET_FS, 0x755293d11740) = 0</text:p>
      <text:p text:style-name="P4">7170 <text:s/>set_tid_address(0x755293d11a10) <text:s text:c="2"/>= 7170</text:p>
      <text:p text:style-name="P4">7170 <text:s/>set_robust_list(0x755293d11a20, 24) = 0</text:p>
      <text:p text:style-name="P4">7170 <text:s/>rseq(0x755293d12060, 0x20, 0, 0x53053053) = 0</text:p>
      <text:p text:style-name="P4">7170 <text:s/>mprotect(0x7552937ff000, 16384, PROT_READ) = 0</text:p>
      <text:p text:style-name="P4">7170 <text:s/>mprotect(0x7552939fe000, 4096, PROT_READ) = 0</text:p>
      <text:p text:style-name="P4">7170 <text:s/>mprotect(0x755293d42000, 4096, PROT_READ) = 0</text:p>
      <text:p text:style-name="P4">7170 <text:s/>mprotect(0x755293c6c000, 45056, PROT_READ) = 0</text:p>
      <text:p text:style-name="P4">7170 <text:s/>mprotect(0x55fbe9c8e000, 4096, PROT_READ) = 0</text:p>
      <text:p text:style-name="P4"><text:soft-page-break/>7170 <text:s/>mprotect(0x755293d94000, 8192, PROT_READ) = 0</text:p>
      <text:p text:style-name="P4">7170 <text:s/>prlimit64(0, RLIMIT_STACK, NULL, {rlim_cur=8192*1024, rlim_max=RLIM64_INFINITY}) = 0</text:p>
      <text:p text:style-name="P4">7170 <text:s/>munmap(0x755293d44000, 98135) <text:s text:c="4"/>= 0</text:p>
      <text:p text:style-name="P4">7170 <text:s/>futex(0x755293c7a7bc, FUTEX_WAKE_PRIVATE, 2147483647) = 0</text:p>
      <text:p text:style-name="P4">7170 <text:s/>getrandom("\xb1\xa3\x27\xda\xaf\xae\x14\x87", 8, GRND_NONBLOCK) = 8</text:p>
      <text:p text:style-name="P4">7170 <text:s/>brk(NULL) <text:s text:c="24"/>= 0x55fbea62a000</text:p>
      <text:p text:style-name="P4">7170 <text:s/>brk(0x55fbea64b000) <text:s text:c="14"/>= 0x55fbea64b000</text:p>
      <text:p text:style-name="P36">7170 <text:s/>rt_sigaction(SIGRT_1, {sa_handler=0x755293699520, sa_mask=[],</text:p>
      <text:p text:style-name="P36"><text:s/>sa_flags=SA_RESTORER|SA_ONSTACK|SA_RESTART|SA_SIGINFO,</text:p>
      <text:p text:style-name="P36"><text:s/>sa_restorer=0x755293645320}, NULL, 8) = 0</text:p>
      <text:p text:style-name="P4">7170 <text:s/>rt_sigprocmask(SIG_UNBLOCK, [RTMIN RT_1], NULL, 8) = 0</text:p>
      <text:p text:style-name="P36">7170 <text:s/>mmap(NULL, 8392704, PROT_NONE, MAP_PRIVATE|MAP_ANONYMOUS|MAP_STACK, -1,</text:p>
      <text:p text:style-name="P36"><text:s/>0) = 0x755292c00000</text:p>
      <text:p text:style-name="P4">7170 <text:s/>mprotect(0x755292c01000, 8388608, PROT_READ|PROT_WRITE) = 0</text:p>
      <text:p text:style-name="P4">7170 <text:s/>rt_sigprocmask(SIG_BLOCK, ~[], [], 8) = 0</text:p>
      <text:p text:style-name="P36">7170 <text:s/>clone3({flags=CLONE_VM|CLONE_FS|CLONE_FILES|CLONE_SIGHAND|CLONE_THREAD|</text:p>
      <text:p text:style-name="P36">CLONE_SYSVSEM|CLONE_SETTLS|CLONE_PARENT_SETTID|CLONE_CHILD_CLEARTID,</text:p>
      <text:p text:style-name="P36"><text:s/>child_tid=0x755293400990, parent_tid=0x755293400990, exit_signal=0,</text:p>
      <text:p text:style-name="P36"><text:span text:style-name="T20">2</text:span> stack=0x755292c00000, stack_size=0x7fff80, tls=0x7552934006c0} =&gt;</text:p>
      <text:p text:style-name="P36"><text:s/>{parent_tid=[7171]}, 88) = 7171</text:p>
      <text:p text:style-name="P4">7171 <text:s/>rseq(0x755293400fe0, 0x20, 0, 0x53053053 &lt;unfinished ...&gt;</text:p>
      <text:p text:style-name="P4">7170 <text:s/>rt_sigprocmask(SIG_SETMASK, [], <text:s/>&lt;unfinished ...&gt;</text:p>
      <text:p text:style-name="P4">7171 <text:s/>&lt;... rseq resumed&gt;) <text:s text:c="14"/>= 0</text:p>
      <text:p text:style-name="P4">7170 <text:s/>&lt;... rt_sigprocmask resumed&gt;NULL, 8) = 0</text:p>
      <text:p text:style-name="P4">7171 <text:s/>set_robust_list(0x7552934009a0, 24 &lt;unfinished ...&gt;</text:p>
      <text:p text:style-name="P4">7170 <text:s/>mmap(NULL, 8392704, PROT_NONE, MAP_PRIVATE|MAP_ANONYMOUS|MAP_STACK, -1, 0 &lt;unfinished ...&gt;</text:p>
      <text:p text:style-name="P4">7171 <text:s/>&lt;... set_robust_list resumed&gt;) <text:s text:c="3"/>= 0</text:p>
      <text:p text:style-name="P4">7170 <text:s/>&lt;... mmap resumed&gt;) <text:s text:c="14"/>= 0x755292200000</text:p>
      <text:p text:style-name="P4">7171 <text:s/>rt_sigprocmask(SIG_SETMASK, [], <text:s/>&lt;unfinished ...&gt;</text:p>
      <text:p text:style-name="P4">7170 <text:s/>mprotect(0x755292201000, 8388608, PROT_READ|PROT_WRITE &lt;unfinished ...&gt;</text:p>
      <text:p text:style-name="P4">7171 <text:s/>&lt;... rt_sigprocmask resumed&gt;NULL, 8) = 0</text:p>
      <text:p text:style-name="P4">7170 <text:s/>&lt;... mprotect resumed&gt;) <text:s text:c="10"/>= 0</text:p>
      <text:p text:style-name="P4">7171 <text:s/>mmap(NULL, 134217728, PROT_NONE, MAP_PRIVATE|MAP_ANONYMOUS, -1, 0 &lt;unfinished ...&gt;</text:p>
      <text:p text:style-name="P4">7170 <text:s/>rt_sigprocmask(SIG_BLOCK, ~[], <text:s/>&lt;unfinished ...&gt;</text:p>
      <text:p text:style-name="P4">7171 <text:s/>&lt;... mmap resumed&gt;) <text:s text:c="14"/>= 0x75528a200000</text:p>
      <text:p text:style-name="P4">7170 <text:s/>&lt;... rt_sigprocmask resumed&gt;[], 8) = 0</text:p>
      <text:p text:style-name="P4">7171 <text:s/>munmap(0x75528a200000, 31457280 &lt;unfinished ...&gt;</text:p>
      <text:p text:style-name="P36">7170 <text:s/>clone3({flags=CLONE_VM|CLONE_FS|CLONE_FILES|CLONE_SIGHAND|CLONE_THREAD|</text:p>
      <text:p text:style-name="P36">CLONE_SYSVSEM|CLONE_SETTLS|CLONE_PARENT_SETTID|CLONE_CHILD_CLEARTID,</text:p>
      <text:p text:style-name="P36"><text:s/>child_tid=0x755292a00990, parent_tid=0x755292a00990, exit_signal=0,</text:p>
      <text:p text:style-name="P36"><text:s/>stack=0x755292200000, stack_size=0x7fff80, tls=0x755292a006c0}</text:p>
      <text:p text:style-name="P36"><text:s/>&lt;unfinished ...&gt;</text:p>
      <text:p text:style-name="P4">7171 <text:s/>&lt;... munmap resumed&gt;) <text:s text:c="12"/>= 0</text:p>
      <text:p text:style-name="P4">7171 <text:s/>munmap(0x755290000000, 35651584 &lt;unfinished ...&gt;</text:p>
      <text:p text:style-name="P4">7170 <text:s/>&lt;... clone3 resumed&gt; =&gt; {parent_tid=[7172]}, 88) = 7172</text:p>
      <text:p text:style-name="P4">7171 <text:s/>&lt;... munmap resumed&gt;) <text:s text:c="12"/>= 0</text:p>
      <text:p text:style-name="P4">7170 <text:s/>rt_sigprocmask(SIG_SETMASK, [], <text:s/>&lt;unfinished ...&gt;</text:p>
      <text:p text:style-name="P4">7171 <text:s/>mprotect(0x75528c000000, 135168, PROT_READ|PROT_WRITE &lt;unfinished ...&gt;</text:p>
      <text:p text:style-name="P4"><text:soft-page-break/>7170 <text:s/>&lt;... rt_sigprocmask resumed&gt;NULL, 8) = 0</text:p>
      <text:p text:style-name="P4">7172 <text:s/>rseq(0x755292a00fe0, 0x20, 0, 0x53053053 &lt;unfinished ...&gt;</text:p>
      <text:p text:style-name="P4">7170 <text:s/>mmap(NULL, 8392704, PROT_NONE, MAP_PRIVATE|MAP_ANONYMOUS|MAP_STACK, -1, 0 &lt;unfinished ...&gt;</text:p>
      <text:p text:style-name="P4">7171 <text:s/>&lt;... mprotect resumed&gt;) <text:s text:c="10"/>= 0</text:p>
      <text:p text:style-name="P4">7172 <text:s/>&lt;... rseq resumed&gt;) <text:s text:c="14"/>= 0</text:p>
      <text:p text:style-name="P4">7170 <text:s/>&lt;... mmap resumed&gt;) <text:s text:c="14"/>= 0x755291800000</text:p>
      <text:p text:style-name="P4">7170 <text:s/>mprotect(0x755291801000, 8388608, PROT_READ|PROT_WRITE &lt;unfinished ...&gt;</text:p>
      <text:p text:style-name="P4">7172 <text:s/>set_robust_list(0x755292a009a0, 24 &lt;unfinished ...&gt;</text:p>
      <text:p text:style-name="P4">7170 <text:s/>&lt;... mprotect resumed&gt;) <text:s text:c="10"/>= 0</text:p>
      <text:p text:style-name="P4">7172 <text:s/>&lt;... set_robust_list resumed&gt;) <text:s text:c="3"/>= 0</text:p>
      <text:p text:style-name="P4">7170 <text:s/>rt_sigprocmask(SIG_BLOCK, ~[], <text:s/>&lt;unfinished ...&gt;</text:p>
      <text:p text:style-name="P4">7172 <text:s/>rt_sigprocmask(SIG_SETMASK, [], <text:s/>&lt;unfinished ...&gt;</text:p>
      <text:p text:style-name="P4">7170 <text:s/>&lt;... rt_sigprocmask resumed&gt;[], 8) = 0</text:p>
      <text:p text:style-name="P36">7170 <text:s/>clone3({flags=CLONE_VM|CLONE_FS|CLONE_FILES|CLONE_SIGHAND|CLONE_THREAD|</text:p>
      <text:p text:style-name="P36">CLONE_SYSVSEM|CLONE_SETTLS|CLONE_PARENT_SETTID|CLONE_CHILD_CLEARTID,</text:p>
      <text:p text:style-name="P36"><text:s/>child_tid=0x755292000990, parent_tid=0x755292000990, exit_signal=0,</text:p>
      <text:p text:style-name="P36"><text:s/>stack=0x755291800000, stack_size=0x7fff80, tls=0x7552920006c0}</text:p>
      <text:p text:style-name="P36"><text:s/>&lt;unfinished ...&gt;</text:p>
      <text:p text:style-name="P4">7172 <text:s/>&lt;... rt_sigprocmask resumed&gt;NULL, 8) = 0</text:p>
      <text:p text:style-name="P4">7170 <text:s/>&lt;... clone3 resumed&gt; =&gt; {parent_tid=[7173]}, 88) = 7173</text:p>
      <text:p text:style-name="P4">7172 <text:s/>mmap(NULL, 134217728, PROT_NONE, MAP_PRIVATE|MAP_ANONYMOUS, -1, 0 &lt;unfinished ...&gt;</text:p>
      <text:p text:style-name="P4">7173 <text:s/>rseq(0x755292000fe0, 0x20, 0, 0x53053053 &lt;unfinished ...&gt;</text:p>
      <text:p text:style-name="P4">7170 <text:s/>rt_sigprocmask(SIG_SETMASK, [], <text:s/>&lt;unfinished ...&gt;</text:p>
      <text:p text:style-name="P4">7173 <text:s/>&lt;... rseq resumed&gt;) <text:s text:c="14"/>= 0</text:p>
      <text:p text:style-name="P4">7170 <text:s/>&lt;... rt_sigprocmask resumed&gt;NULL, 8) = 0</text:p>
      <text:p text:style-name="P4">7173 <text:s/>set_robust_list(0x7552920009a0, 24 &lt;unfinished ...&gt;</text:p>
      <text:p text:style-name="P4">7172 <text:s/>&lt;... mmap resumed&gt;) <text:s text:c="14"/>= 0x755284000000</text:p>
      <text:p text:style-name="P4">7170 <text:s/>mmap(NULL, 8392704, PROT_NONE, MAP_PRIVATE|MAP_ANONYMOUS|MAP_STACK, -1, 0 &lt;unfinished ...&gt;</text:p>
      <text:p text:style-name="P4">7173 <text:s/>&lt;... set_robust_list resumed&gt;) <text:s text:c="3"/>= 0</text:p>
      <text:p text:style-name="P4">7170 <text:s/>&lt;... mmap resumed&gt;) <text:s text:c="14"/>= 0x755290e00000</text:p>
      <text:p text:style-name="P4">7173 <text:s/>rt_sigprocmask(SIG_SETMASK, [], <text:s/>&lt;unfinished ...&gt;</text:p>
      <text:p text:style-name="P4">7172 <text:s/>munmap(0x755288000000, 67108864 &lt;unfinished ...&gt;</text:p>
      <text:p text:style-name="P4">7170 <text:s/>mprotect(0x755290e01000, 8388608, PROT_READ|PROT_WRITE &lt;unfinished ...&gt;</text:p>
      <text:p text:style-name="P4">7173 <text:s/>&lt;... rt_sigprocmask resumed&gt;NULL, 8) = 0</text:p>
      <text:p text:style-name="P4">7170 <text:s/>&lt;... mprotect resumed&gt;) <text:s text:c="10"/>= 0</text:p>
      <text:p text:style-name="P4">7173 <text:s/>mmap(0x755288000000, 67108864, PROT_NONE, MAP_PRIVATE|MAP_ANONYMOUS, -1, 0 &lt;unfinished ...&gt;</text:p>
      <text:p text:style-name="P4">7172 <text:s/>&lt;... munmap resumed&gt;) <text:s text:c="12"/>= 0</text:p>
      <text:p text:style-name="P4">7170 <text:s/>rt_sigprocmask(SIG_BLOCK, ~[], <text:s/>&lt;unfinished ...&gt;</text:p>
      <text:p text:style-name="P4">7173 <text:s/>&lt;... mmap resumed&gt;) <text:s text:c="14"/>= 0x755280000000</text:p>
      <text:p text:style-name="P4">7172 <text:s/>mprotect(0x755284000000, 135168, PROT_READ|PROT_WRITE &lt;unfinished ...&gt;</text:p>
      <text:p text:style-name="P4">7170 <text:s/>&lt;... rt_sigprocmask resumed&gt;[], 8) = 0</text:p>
      <text:p text:style-name="P4">7173 <text:s/>mprotect(0x755280000000, 135168, PROT_READ|PROT_WRITE &lt;unfinished ...&gt;</text:p>
      <text:p text:style-name="P36">7170 <text:s/>clone3({flags=CLONE_VM|CLONE_FS|CLONE_FILES|CLONE_SIGHAND|CLONE_THREAD|</text:p>
      <text:p text:style-name="P36">CLONE_SYSVSEM|CLONE_SETTLS|CLONE_PARENT_SETTID|CLONE_CHILD_CLEARTID,</text:p>
      <text:p text:style-name="P36"><text:s/>child_tid=0x755291600990, parent_tid=0x755291600990, exit_signal=0,</text:p>
      <text:p text:style-name="P36"><text:s/>stack=0x755290e00000, stack_size=0x7fff80, tls=0x7552916006c0}</text:p>
      <text:p text:style-name="P36"><text:s/>&lt;unfinished ...&gt;</text:p>
      <text:p text:style-name="P4"><text:soft-page-break/>7172 <text:s/>&lt;... mprotect resumed&gt;) <text:s text:c="10"/>= 0</text:p>
      <text:p text:style-name="P4">7173 <text:s/>&lt;... mprotect resumed&gt;) <text:s text:c="10"/>= 0</text:p>
      <text:p text:style-name="P4">7170 <text:s/>&lt;... clone3 resumed&gt; =&gt; {parent_tid=[7174]}, 88) = 7174</text:p>
      <text:p text:style-name="P4">7170 <text:s/>rt_sigprocmask(SIG_SETMASK, [], NULL, 8) = 0</text:p>
      <text:p text:style-name="P4">7170 <text:s/>mmap(NULL, 8392704, PROT_NONE, MAP_PRIVATE|MAP_ANONYMOUS|MAP_STACK, -1, 0 &lt;unfinished ...&gt;</text:p>
      <text:p text:style-name="P4">7174 <text:s/>rseq(0x755291600fe0, 0x20, 0, 0x53053053 &lt;unfinished ...&gt;</text:p>
      <text:p text:style-name="P4">7170 <text:s/>&lt;... mmap resumed&gt;) <text:s text:c="14"/>= 0x755290400000</text:p>
      <text:p text:style-name="P4">7170 <text:s/>mprotect(0x755290401000, 8388608, PROT_READ|PROT_WRITE) = 0</text:p>
      <text:p text:style-name="P4">7170 <text:s/>rt_sigprocmask(SIG_BLOCK, ~[], <text:s/>&lt;unfinished ...&gt;</text:p>
      <text:p text:style-name="P4">7174 <text:s/>&lt;... rseq resumed&gt;) <text:s text:c="14"/>= 0</text:p>
      <text:p text:style-name="P4">7170 <text:s/>&lt;... rt_sigprocmask resumed&gt;[], 8) = 0</text:p>
      <text:p text:style-name="P4">7174 <text:s/>set_robust_list(0x7552916009a0, 24 &lt;unfinished ...&gt;</text:p>
      <text:p text:style-name="P36">7170 <text:s/>clone3({flags=CLONE_VM|CLONE_FS|CLONE_FILES|CLONE_SIGHAND|CLONE_THREAD|</text:p>
      <text:p text:style-name="P36">CLONE_SYSVSEM|CLONE_SETTLS|CLONE_PARENT_SETTID|CLONE_CHILD_CLEARTID, </text:p>
      <text:p text:style-name="P36">child_tid=0x755290c00990, parent_tid=0x755290c00990, exit_signal=0,</text:p>
      <text:p text:style-name="P36"><text:s/>stack=0x755290400000, stack_size=0x7fff80, tls=0x755290c006c0}</text:p>
      <text:p text:style-name="P36"><text:s/>&lt;unfinished ...&gt;</text:p>
      <text:p text:style-name="P4">7174 <text:s/>&lt;... set_robust_list resumed&gt;) <text:s text:c="3"/>= 0</text:p>
      <text:p text:style-name="P4">7174 <text:s/>rt_sigprocmask(SIG_SETMASK, [], NULL, 8) = 0</text:p>
      <text:p text:style-name="P4">7170 <text:s/>&lt;... clone3 resumed&gt; =&gt; {parent_tid=[7175]}, 88) = 7175</text:p>
      <text:p text:style-name="P4">7175 <text:s/>rseq(0x755290c00fe0, 0x20, 0, 0x53053053 &lt;unfinished ...&gt;</text:p>
      <text:p text:style-name="P4">7174 <text:s/>mmap(NULL, 134217728, PROT_NONE, MAP_PRIVATE|MAP_ANONYMOUS, -1, 0 &lt;unfinished ...&gt;</text:p>
      <text:p text:style-name="P4">7175 <text:s/>&lt;... rseq resumed&gt;) <text:s text:c="14"/>= 0</text:p>
      <text:p text:style-name="P4">7175 <text:s/>set_robust_list(0x755290c009a0, 24 &lt;unfinished ...&gt;</text:p>
      <text:p text:style-name="P4">7174 <text:s/>&lt;... mmap resumed&gt;) <text:s text:c="14"/>= 0x755278000000</text:p>
      <text:p text:style-name="P4">7175 <text:s/>&lt;... set_robust_list resumed&gt;) <text:s text:c="3"/>= 0</text:p>
      <text:p text:style-name="P4">7174 <text:s/>munmap(0x75527c000000, 67108864 &lt;unfinished ...&gt;</text:p>
      <text:p text:style-name="P4">7170 <text:s/>rt_sigprocmask(SIG_SETMASK, [], <text:s/>&lt;unfinished ...&gt;</text:p>
      <text:p text:style-name="P4">7175 <text:s/>rt_sigprocmask(SIG_SETMASK, [], <text:s/>&lt;unfinished ...&gt;</text:p>
      <text:p text:style-name="P4">7174 <text:s/>&lt;... munmap resumed&gt;) <text:s text:c="12"/>= 0</text:p>
      <text:p text:style-name="P4">7175 <text:s/>&lt;... rt_sigprocmask resumed&gt;NULL, 8) = 0</text:p>
      <text:p text:style-name="P4">7174 <text:s/>mprotect(0x755278000000, 135168, PROT_READ|PROT_WRITE &lt;unfinished ...&gt;</text:p>
      <text:p text:style-name="P4">7175 <text:s/>mmap(0x75527c000000, 67108864, PROT_NONE, MAP_PRIVATE|MAP_ANONYMOUS, -1, 0 &lt;unfinished ...&gt;</text:p>
      <text:p text:style-name="P4">7174 <text:s/>&lt;... mprotect resumed&gt;) <text:s text:c="10"/>= 0</text:p>
      <text:p text:style-name="P4">7170 <text:s/>&lt;... rt_sigprocmask resumed&gt;NULL, 8) = 0</text:p>
      <text:p text:style-name="P4">7175 <text:s/>&lt;... mmap resumed&gt;) <text:s text:c="14"/>= 0x755274000000</text:p>
      <text:p text:style-name="P4">7170 <text:s/>mmap(NULL, 8392704, PROT_NONE, MAP_PRIVATE|MAP_ANONYMOUS|MAP_STACK, -1, 0 &lt;unfinished ...&gt;</text:p>
      <text:p text:style-name="P4">7175 <text:s/>mprotect(0x755274000000, 135168, PROT_READ|PROT_WRITE &lt;unfinished ...&gt;</text:p>
      <text:p text:style-name="P4">7170 <text:s/>&lt;... mmap resumed&gt;) <text:s text:c="14"/>= 0x75528b600000</text:p>
      <text:p text:style-name="P4">7170 <text:s/>mprotect(0x75528b601000, 8388608, PROT_READ|PROT_WRITE &lt;unfinished ...&gt;</text:p>
      <text:p text:style-name="P4">7175 <text:s/>&lt;... mprotect resumed&gt;) <text:s text:c="10"/>= 0</text:p>
      <text:p text:style-name="P4">7170 <text:s/>&lt;... mprotect resumed&gt;) <text:s text:c="10"/>= 0</text:p>
      <text:p text:style-name="P4">7170 <text:s/>rt_sigprocmask(SIG_BLOCK, ~[], [], 8) = 0</text:p>
      <text:p text:style-name="P36">7170 <text:s/>clone3({flags=CLONE_VM|CLONE_FS|CLONE_FILES|CLONE_SIGHAND|CLONE_THREAD|</text:p>
      <text:p text:style-name="P36">CLONE_SYSVSEM|CLONE_SETTLS|CLONE_PARENT_SETTID|CLONE_CHILD_CLEARTID,</text:p>
      <text:p text:style-name="P36"><text:s/>child_tid=0x75528be00990, parent_tid=0x75528be00990, exit_signal=0, </text:p>
      <text:p text:style-name="P36">stack=0x75528b600000, stack_size=0x7fff80, tls=0x75528be006c0} =&gt;</text:p>
      <text:p text:style-name="P36"><text:soft-page-break/><text:s/>{parent_tid=[7176]}, 88) = 7176</text:p>
      <text:p text:style-name="P4">7176 <text:s/>rseq(0x75528be00fe0, 0x20, 0, 0x53053053 &lt;unfinished ...&gt;</text:p>
      <text:p text:style-name="P4">7170 <text:s/>rt_sigprocmask(SIG_SETMASK, [], <text:s/>&lt;unfinished ...&gt;</text:p>
      <text:p text:style-name="P4">7176 <text:s/>&lt;... rseq resumed&gt;) <text:s text:c="14"/>= 0</text:p>
      <text:p text:style-name="P4">7170 <text:s/>&lt;... rt_sigprocmask resumed&gt;NULL, 8) = 0</text:p>
      <text:p text:style-name="P4">7176 <text:s/>set_robust_list(0x75528be009a0, 24 &lt;unfinished ...&gt;</text:p>
      <text:p text:style-name="P4">7170 <text:s/>mmap(NULL, 8392704, PROT_NONE, MAP_PRIVATE|MAP_ANONYMOUS|MAP_STACK, -1, 0 &lt;unfinished ...&gt;</text:p>
      <text:p text:style-name="P4">7176 <text:s/>&lt;... set_robust_list resumed&gt;) <text:s text:c="3"/>= 0</text:p>
      <text:p text:style-name="P4">7170 <text:s/>&lt;... mmap resumed&gt;) <text:s text:c="14"/>= 0x75528ac00000</text:p>
      <text:p text:style-name="P4">7176 <text:s/>rt_sigprocmask(SIG_SETMASK, [], <text:s/>&lt;unfinished ...&gt;</text:p>
      <text:p text:style-name="P4">7170 <text:s/>mprotect(0x75528ac01000, 8388608, PROT_READ|PROT_WRITE &lt;unfinished ...&gt;</text:p>
      <text:p text:style-name="P4">7176 <text:s/>&lt;... rt_sigprocmask resumed&gt;NULL, 8) = 0</text:p>
      <text:p text:style-name="P4">7170 <text:s/>&lt;... mprotect resumed&gt;) <text:s text:c="10"/>= 0</text:p>
      <text:p text:style-name="P4">7176 <text:s/>mmap(NULL, 134217728, PROT_NONE, MAP_PRIVATE|MAP_ANONYMOUS, -1, 0 &lt;unfinished ...&gt;</text:p>
      <text:p text:style-name="P4">7170 <text:s/>rt_sigprocmask(SIG_BLOCK, ~[], <text:s/>&lt;unfinished ...&gt;</text:p>
      <text:p text:style-name="P4">7176 <text:s/>&lt;... mmap resumed&gt;) <text:s text:c="14"/>= 0x75526c000000</text:p>
      <text:p text:style-name="P4">7170 <text:s/>&lt;... rt_sigprocmask resumed&gt;[], 8) = 0</text:p>
      <text:p text:style-name="P4">7176 <text:s/>munmap(0x755270000000, 67108864 &lt;unfinished ...&gt;</text:p>
      <text:p text:style-name="P4">7170 <text:s/>clone3({flags=CLONE_VM|CLONE_FS|CLONE_FILES|CLONE_SIGHAND|CLONE_THREAD|CLONE_SYSVSEM|CLONE_SETTLS|CLONE_PARENT_SETTID|CLONE_CHILD_CLEARTID, child_tid=0x75528b400990, parent_tid=0x75528b400990, exit_signal=0, stack=0x75528ac00000, stack_size=0x7fff80, tls=0x75528b4006c0} &lt;unfinished ...&gt;</text:p>
      <text:p text:style-name="P4">7176 <text:s/>&lt;... munmap resumed&gt;) <text:s text:c="12"/>= 0</text:p>
      <text:p text:style-name="P4">7176 <text:s/>mprotect(0x75526c000000, 135168, PROT_READ|PROT_WRITE) = 0</text:p>
      <text:p text:style-name="P4">7170 <text:s/>&lt;... clone3 resumed&gt; =&gt; {parent_tid=[7177]}, 88) = 7177</text:p>
      <text:p text:style-name="P4">7177 <text:s/>rseq(0x75528b400fe0, 0x20, 0, 0x53053053 &lt;unfinished ...&gt;</text:p>
      <text:p text:style-name="P4">7170 <text:s/>rt_sigprocmask(SIG_SETMASK, [], <text:s/>&lt;unfinished ...&gt;</text:p>
      <text:p text:style-name="P4">7177 <text:s/>&lt;... rseq resumed&gt;) <text:s text:c="14"/>= 0</text:p>
      <text:p text:style-name="P4">7170 <text:s/>&lt;... rt_sigprocmask resumed&gt;NULL, 8) = 0</text:p>
      <text:p text:style-name="P4">7177 <text:s/>set_robust_list(0x75528b4009a0, 24 &lt;unfinished ...&gt;</text:p>
      <text:p text:style-name="P4">7170 <text:s/>mmap(NULL, 8392704, PROT_NONE, MAP_PRIVATE|MAP_ANONYMOUS|MAP_STACK, -1, 0 &lt;unfinished ...&gt;</text:p>
      <text:p text:style-name="P4">7177 <text:s/>&lt;... set_robust_list resumed&gt;) <text:s text:c="3"/>= 0</text:p>
      <text:p text:style-name="P4">7170 <text:s/>&lt;... mmap resumed&gt;) <text:s text:c="14"/>= 0x75528a200000</text:p>
      <text:p text:style-name="P4">7177 <text:s/>rt_sigprocmask(SIG_SETMASK, [], <text:s/>&lt;unfinished ...&gt;</text:p>
      <text:p text:style-name="P4">7170 <text:s/>mprotect(0x75528a201000, 8388608, PROT_READ|PROT_WRITE &lt;unfinished ...&gt;</text:p>
      <text:p text:style-name="P4">7177 <text:s/>&lt;... rt_sigprocmask resumed&gt;NULL, 8) = 0</text:p>
      <text:p text:style-name="P4">7170 <text:s/>&lt;... mprotect resumed&gt;) <text:s text:c="10"/>= 0</text:p>
      <text:p text:style-name="P4">7177 <text:s/>mmap(0x755270000000, 67108864, PROT_NONE, MAP_PRIVATE|MAP_ANONYMOUS, -1, 0 &lt;unfinished ...&gt;</text:p>
      <text:p text:style-name="P4">7170 <text:s/>rt_sigprocmask(SIG_BLOCK, ~[], <text:s/>&lt;unfinished ...&gt;</text:p>
      <text:p text:style-name="P4">7177 <text:s/>&lt;... mmap resumed&gt;) <text:s text:c="14"/>= 0x755268000000</text:p>
      <text:p text:style-name="P4">7170 <text:s/>&lt;... rt_sigprocmask resumed&gt;[], 8) = 0</text:p>
      <text:p text:style-name="P4">7177 <text:s/>mprotect(0x755268000000, 135168, PROT_READ|PROT_WRITE &lt;unfinished ...&gt;</text:p>
      <text:p text:style-name="P4">7170 <text:s/>clone3({flags=CLONE_VM|CLONE_FS|CLONE_FILES|CLONE_SIGHAND|CLONE_THREAD|CLONE_SYSVSEM|CLONE_SETTLS|CLONE_PARENT_SETTID|CLONE_CHILD_CLEARTID, child_tid=0x75528aa00990, parent_tid=0x75528aa00990, exit_signal=0, stack=0x75528a200000, stack_size=0x7fff80, tls=0x75528aa006c0} &lt;unfinished ...&gt;</text:p>
      <text:p text:style-name="P4">7177 <text:s/>&lt;... mprotect resumed&gt;) <text:s text:c="10"/>= 0</text:p>
      <text:p text:style-name="P4">7178 <text:s/>rseq(0x75528aa00fe0, 0x20, 0, 0x53053053) = 0</text:p>
      <text:p text:style-name="P4">7178 <text:s/>set_robust_list(0x75528aa009a0, 24) = 0</text:p>
      <text:p text:style-name="P4">7178 <text:s/>rt_sigprocmask(SIG_SETMASK, [], NULL, 8) = 0</text:p>
      <text:p text:style-name="P4">7178 <text:s/>mmap(NULL, 134217728, PROT_NONE, MAP_PRIVATE|MAP_ANONYMOUS, -1, 0) = 0x755260000000</text:p>
      <text:p text:style-name="P4"><text:soft-page-break/>7178 <text:s/>munmap(0x755264000000, 67108864) <text:s/>= 0</text:p>
      <text:p text:style-name="P4">7178 <text:s/>mprotect(0x755260000000, 135168, PROT_READ|PROT_WRITE) = 0</text:p>
      <text:p text:style-name="P4">7170 <text:s/>&lt;... clone3 resumed&gt; =&gt; {parent_tid=[7178]}, 88) = 7178</text:p>
      <text:p text:style-name="P4">7170 <text:s/>rt_sigprocmask(SIG_SETMASK, [], NULL, 8) = 0</text:p>
      <text:p text:style-name="P4">7170 <text:s/>mmap(NULL, 8392704, PROT_NONE, MAP_PRIVATE|MAP_ANONYMOUS|MAP_STACK, -1, 0) = 0x755289800000</text:p>
      <text:p text:style-name="P4">7170 <text:s/>mprotect(0x755289801000, 8388608, PROT_READ|PROT_WRITE) = 0</text:p>
      <text:p text:style-name="P4">7170 <text:s/>rt_sigprocmask(SIG_BLOCK, ~[], [], 8) = 0</text:p>
      <text:p text:style-name="P4">7170 <text:s/>clone3({flags=CLONE_VM|CLONE_FS|CLONE_FILES|CLONE_SIGHAND|CLONE_THREAD|CLONE_SYSVSEM|CLONE_SETTLS|CLONE_PARENT_SETTID|CLONE_CHILD_CLEARTID, child_tid=0x75528a000990, parent_tid=0x75528a000990, exit_signal=0, stack=0x755289800000, stack_size=0x7fff80, tls=0x75528a0006c0} =&gt; {parent_tid=[7179]}, 88) = 7179</text:p>
      <text:p text:style-name="P4">7179 <text:s/>rseq(0x75528a000fe0, 0x20, 0, 0x53053053 &lt;unfinished ...&gt;</text:p>
      <text:p text:style-name="P4">7170 <text:s/>rt_sigprocmask(SIG_SETMASK, [], <text:s/>&lt;unfinished ...&gt;</text:p>
      <text:p text:style-name="P4">7179 <text:s/>&lt;... rseq resumed&gt;) <text:s text:c="14"/>= 0</text:p>
      <text:p text:style-name="P4">7170 <text:s/>&lt;... rt_sigprocmask resumed&gt;NULL, 8) = 0</text:p>
      <text:p text:style-name="P4">7179 <text:s/>set_robust_list(0x75528a0009a0, 24 &lt;unfinished ...&gt;</text:p>
      <text:p text:style-name="P4">7170 <text:s/>mmap(NULL, 8392704, PROT_NONE, MAP_PRIVATE|MAP_ANONYMOUS|MAP_STACK, -1, 0 &lt;unfinished ...&gt;</text:p>
      <text:p text:style-name="P4">7179 <text:s/>&lt;... set_robust_list resumed&gt;) <text:s text:c="3"/>= 0</text:p>
      <text:p text:style-name="P4">7170 <text:s/>&lt;... mmap resumed&gt;) <text:s text:c="14"/>= 0x755288e00000</text:p>
      <text:p text:style-name="P4">7179 <text:s/>rt_sigprocmask(SIG_SETMASK, [], <text:s/>&lt;unfinished ...&gt;</text:p>
      <text:p text:style-name="P4">7170 <text:s/>mprotect(0x755288e01000, 8388608, PROT_READ|PROT_WRITE &lt;unfinished ...&gt;</text:p>
      <text:p text:style-name="P4">7179 <text:s/>&lt;... rt_sigprocmask resumed&gt;NULL, 8) = 0</text:p>
      <text:p text:style-name="P4">7170 <text:s/>&lt;... mprotect resumed&gt;) <text:s text:c="10"/>= 0</text:p>
      <text:p text:style-name="P4">7179 <text:s/>openat(AT_FDCWD, "/sys/devices/system/cpu/online", O_RDONLY|O_CLOEXEC &lt;unfinished ...&gt;</text:p>
      <text:p text:style-name="P4">7170 <text:s/>rt_sigprocmask(SIG_BLOCK, ~[], [], 8) = 0</text:p>
      <text:p text:style-name="P4">7179 <text:s/>&lt;... openat resumed&gt;) <text:s text:c="12"/>= 3</text:p>
      <text:p text:style-name="P4">7170 <text:s/>clone3({flags=CLONE_VM|CLONE_FS|CLONE_FILES|CLONE_SIGHAND|CLONE_THREAD|CLONE_SYSVSEM|CLONE_SETTLS|CLONE_PARENT_SETTID|CLONE_CHILD_CLEARTID, child_tid=0x755289600990, parent_tid=0x755289600990, exit_signal=0, stack=0x755288e00000, stack_size=0x7fff80, tls=0x7552896006c0} &lt;unfinished ...&gt;</text:p>
      <text:p text:style-name="P4">7179 <text:s/>read(3, "0-11\n", 1024) <text:s text:c="10"/>= 5</text:p>
      <text:p text:style-name="P4">7170 <text:s/>&lt;... clone3 resumed&gt; =&gt; {parent_tid=[7180]}, 88) = 7180</text:p>
      <text:p text:style-name="P4">7180 <text:s/>rseq(0x755289600fe0, 0x20, 0, 0x53053053 &lt;unfinished ...&gt;</text:p>
      <text:p text:style-name="P4">7179 <text:s/>close(3 &lt;unfinished ...&gt;</text:p>
      <text:p text:style-name="P4">7170 <text:s/>rt_sigprocmask(SIG_SETMASK, [], <text:s/>&lt;unfinished ...&gt;</text:p>
      <text:p text:style-name="P4">7180 <text:s/>&lt;... rseq resumed&gt;) <text:s text:c="14"/>= 0</text:p>
      <text:p text:style-name="P4">7170 <text:s/>&lt;... rt_sigprocmask resumed&gt;NULL, 8) = 0</text:p>
      <text:p text:style-name="P4">7180 <text:s/>set_robust_list(0x7552896009a0, 24 &lt;unfinished ...&gt;</text:p>
      <text:p text:style-name="P4">7170 <text:s/>mmap(NULL, 8392704, PROT_NONE, MAP_PRIVATE|MAP_ANONYMOUS|MAP_STACK, -1, 0 &lt;unfinished ...&gt;</text:p>
      <text:p text:style-name="P4">7180 <text:s/>&lt;... set_robust_list resumed&gt;) <text:s text:c="3"/>= 0</text:p>
      <text:p text:style-name="P4">7170 <text:s/>&lt;... mmap resumed&gt;) <text:s text:c="14"/>= 0x755288400000</text:p>
      <text:p text:style-name="P4">7180 <text:s/>rt_sigprocmask(SIG_SETMASK, [], <text:s/>&lt;unfinished ...&gt;</text:p>
      <text:p text:style-name="P4">7179 <text:s/>&lt;... close resumed&gt;) <text:s text:c="13"/>= 0</text:p>
      <text:p text:style-name="P4">7170 <text:s/>mprotect(0x755288401000, 8388608, PROT_READ|PROT_WRITE &lt;unfinished ...&gt;</text:p>
      <text:p text:style-name="P4">7180 <text:s/>&lt;... rt_sigprocmask resumed&gt;NULL, 8) = 0</text:p>
      <text:p text:style-name="P4">7179 <text:s/>mmap(0x755264000000, 67108864, PROT_NONE, MAP_PRIVATE|MAP_ANONYMOUS, -1, 0 &lt;unfinished ...&gt;</text:p>
      <text:p text:style-name="P4">7170 <text:s/>&lt;... mprotect resumed&gt;) <text:s text:c="10"/>= 0</text:p>
      <text:p text:style-name="P4">7180 <text:s/>mmap(0x755264000000, 67108864, PROT_NONE, MAP_PRIVATE|MAP_ANONYMOUS, -1, 0 &lt;unfinished ...&gt;</text:p>
      <text:p text:style-name="P4">7179 <text:s/>&lt;... mmap resumed&gt;) <text:s text:c="14"/>= 0x75525c000000</text:p>
      <text:p text:style-name="P4">7170 <text:s/>rt_sigprocmask(SIG_BLOCK, ~[], <text:s/>&lt;unfinished ...&gt;</text:p>
      <text:p text:style-name="P4"><text:soft-page-break/>7180 <text:s/>&lt;... mmap resumed&gt;) <text:s text:c="14"/>= 0x755258000000</text:p>
      <text:p text:style-name="P4">7179 <text:s/>mprotect(0x75525c000000, 135168, PROT_READ|PROT_WRITE &lt;unfinished ...&gt;</text:p>
      <text:p text:style-name="P4">7170 <text:s/>&lt;... rt_sigprocmask resumed&gt;[], 8) = 0</text:p>
      <text:p text:style-name="P4">7180 <text:s/>mprotect(0x755258000000, 135168, PROT_READ|PROT_WRITE &lt;unfinished ...&gt;</text:p>
      <text:p text:style-name="P4">7179 <text:s/>&lt;... mprotect resumed&gt;) <text:s text:c="10"/>= 0</text:p>
      <text:p text:style-name="P4">7170 <text:s/>clone3({flags=CLONE_VM|CLONE_FS|CLONE_FILES|CLONE_SIGHAND|CLONE_THREAD|CLONE_SYSVSEM|CLONE_SETTLS|CLONE_PARENT_SETTID|CLONE_CHILD_CLEARTID, child_tid=0x755288c00990, parent_tid=0x755288c00990, exit_signal=0, stack=0x755288400000, stack_size=0x7fff80, tls=0x755288c006c0} &lt;unfinished ...&gt;</text:p>
      <text:p text:style-name="P4">7180 <text:s/>&lt;... mprotect resumed&gt;) <text:s text:c="10"/>= 0</text:p>
      <text:p text:style-name="P4">7181 <text:s/>rseq(0x755288c00fe0, 0x20, 0, 0x53053053 &lt;unfinished ...&gt;</text:p>
      <text:p text:style-name="P4">7170 <text:s/>&lt;... clone3 resumed&gt; =&gt; {parent_tid=[7181]}, 88) = 7181</text:p>
      <text:p text:style-name="P4">7181 <text:s/>&lt;... rseq resumed&gt;) <text:s text:c="14"/>= 0</text:p>
      <text:p text:style-name="P4">7170 <text:s/>rt_sigprocmask(SIG_SETMASK, [], <text:s/>&lt;unfinished ...&gt;</text:p>
      <text:p text:style-name="P4">7181 <text:s/>set_robust_list(0x755288c009a0, 24 &lt;unfinished ...&gt;</text:p>
      <text:p text:style-name="P4">7170 <text:s/>&lt;... rt_sigprocmask resumed&gt;NULL, 8) = 0</text:p>
      <text:p text:style-name="P4">7181 <text:s/>&lt;... set_robust_list resumed&gt;) <text:s text:c="3"/>= 0</text:p>
      <text:p text:style-name="P4">7170 <text:s/>mmap(NULL, 8392704, PROT_NONE, MAP_PRIVATE|MAP_ANONYMOUS|MAP_STACK, -1, 0 &lt;unfinished ...&gt;</text:p>
      <text:p text:style-name="P4">7181 <text:s/>rt_sigprocmask(SIG_SETMASK, [], <text:s/>&lt;unfinished ...&gt;</text:p>
      <text:p text:style-name="P4">7170 <text:s/>&lt;... mmap resumed&gt;) <text:s text:c="14"/>= 0x75527f600000</text:p>
      <text:p text:style-name="P4">7181 <text:s/>&lt;... rt_sigprocmask resumed&gt;NULL, 8) = 0</text:p>
      <text:p text:style-name="P4">7170 <text:s/>mprotect(0x75527f601000, 8388608, PROT_READ|PROT_WRITE &lt;unfinished ...&gt;</text:p>
      <text:p text:style-name="P4">7181 <text:s/>mmap(NULL, 134217728, PROT_NONE, MAP_PRIVATE|MAP_ANONYMOUS, -1, 0 &lt;unfinished ...&gt;</text:p>
      <text:p text:style-name="P4">7170 <text:s/>&lt;... mprotect resumed&gt;) <text:s text:c="10"/>= 0</text:p>
      <text:p text:style-name="P4">7181 <text:s/>&lt;... mmap resumed&gt;) <text:s text:c="14"/>= 0x755250000000</text:p>
      <text:p text:style-name="P4">7170 <text:s/>rt_sigprocmask(SIG_BLOCK, ~[], <text:s/>&lt;unfinished ...&gt;</text:p>
      <text:p text:style-name="P4">7181 <text:s/>munmap(0x755254000000, 67108864 &lt;unfinished ...&gt;</text:p>
      <text:p text:style-name="P4">7170 <text:s/>&lt;... rt_sigprocmask resumed&gt;[], 8) = 0</text:p>
      <text:p text:style-name="P4">7181 <text:s/>&lt;... munmap resumed&gt;) <text:s text:c="12"/>= 0</text:p>
      <text:p text:style-name="P36">7170 <text:s/>clone3({flags=CLONE_VM|CLONE_FS|CLONE_FILES|CLONE_SIGHAND|CLONE_THREAD|</text:p>
      <text:p text:style-name="P36">CLONE_SYSVSEM|CLONE_SETTLS|CLONE_PARENT_SETTID|CLONE_CHILD_CLEARTID,</text:p>
      <text:p text:style-name="P36"><text:s/>child_tid=0x75527fe00990, parent_tid=0x75527fe00990, exit_signal=0,</text:p>
      <text:p text:style-name="P36"><text:s/>stack=0x75527f600000, stack_size=0x7fff80, tls=0x75527fe006c0}</text:p>
      <text:p text:style-name="P36"><text:s/>&lt;unfinished ...&gt;</text:p>
      <text:p text:style-name="P4">7181 <text:s/>mprotect(0x755250000000, 135168, PROT_READ|PROT_WRITE) = 0</text:p>
      <text:p text:style-name="P4">7170 <text:s/>&lt;... clone3 resumed&gt; =&gt; {parent_tid=[7182]}, 88) = 7182</text:p>
      <text:p text:style-name="P4">7182 <text:s/>rseq(0x75527fe00fe0, 0x20, 0, 0x53053053 &lt;unfinished ...&gt;</text:p>
      <text:p text:style-name="P4">7170 <text:s/>rt_sigprocmask(SIG_SETMASK, [], <text:s/>&lt;unfinished ...&gt;</text:p>
      <text:p text:style-name="P4">7182 <text:s/>&lt;... rseq resumed&gt;) <text:s text:c="14"/>= 0</text:p>
      <text:p text:style-name="P4">7170 <text:s/>&lt;... rt_sigprocmask resumed&gt;NULL, 8) = 0</text:p>
      <text:p text:style-name="P4">7182 <text:s/>set_robust_list(0x75527fe009a0, 24 &lt;unfinished ...&gt;</text:p>
      <text:p text:style-name="P36">7170 <text:s/>futex(0x755293400990, FUTEX_WAIT_BITSET|FUTEX_CLOCK_REALTIME, 7171, NULL, </text:p>
      <text:p text:style-name="P36">FUTEX_BITSET_MATCH_ANY &lt;unfinished ...&gt;</text:p>
      <text:p text:style-name="P4">7182 <text:s/>&lt;... set_robust_list resumed&gt;) <text:s text:c="3"/>= 0</text:p>
      <text:p text:style-name="P4">7182 <text:s/>rt_sigprocmask(SIG_SETMASK, [], NULL, 8) = 0</text:p>
      <text:p text:style-name="P36">7182 <text:s/>mmap(0x755254000000, 67108864, PROT_NONE, MAP_PRIVATE|MAP_ANONYMOUS, -1, </text:p>
      <text:p text:style-name="P36">0) = 0x75524c000000</text:p>
      <text:p text:style-name="P4">7182 <text:s/>mprotect(0x75524c000000, 135168, PROT_READ|PROT_WRITE) = 0</text:p>
      <text:p text:style-name="P4">7171 <text:s/>rt_sigprocmask(SIG_BLOCK, ~[RT_1], NULL, 8) = 0</text:p>
      <text:p text:style-name="P4">7171 <text:s/>madvise(0x755292c00000, 8368128, MADV_DONTNEED) = 0</text:p>
      <text:p text:style-name="P4"><text:soft-page-break/>7171 <text:s/>exit(0) <text:s text:c="26"/>= ?</text:p>
      <text:p text:style-name="P4">7170 <text:s/>&lt;... futex resumed&gt;) <text:s text:c="13"/>= 0</text:p>
      <text:p text:style-name="P4">7171 <text:s/>+++ exited with 0 +++</text:p>
      <text:p text:style-name="P36">7170 <text:s/>futex(0x755292a00990, FUTEX_WAIT_BITSET|FUTEX_CLOCK_REALTIME, 7172, NULL, </text:p>
      <text:p text:style-name="P36">FUTEX_BITSET_MATCH_ANY &lt;unfinished ...&gt;</text:p>
      <text:p text:style-name="P4">7174 <text:s/>rt_sigprocmask(SIG_BLOCK, ~[RT_1], NULL, 8) = 0</text:p>
      <text:p text:style-name="P4">7174 <text:s/>madvise(0x755290e00000, 8368128, MADV_DONTNEED) = 0</text:p>
      <text:p text:style-name="P4">7174 <text:s/>exit(0) <text:s text:c="26"/>= ?</text:p>
      <text:p text:style-name="P4">7174 <text:s/>+++ exited with 0 +++</text:p>
      <text:p text:style-name="P4">7173 <text:s/>rt_sigprocmask(SIG_BLOCK, ~[RT_1], NULL, 8) = 0</text:p>
      <text:p text:style-name="P4">7173 <text:s/>madvise(0x755291800000, 8368128, MADV_DONTNEED) = 0</text:p>
      <text:p text:style-name="P4">7173 <text:s/>exit(0) <text:s text:c="26"/>= ?</text:p>
      <text:p text:style-name="P4">7173 <text:s/>+++ exited with 0 +++</text:p>
      <text:p text:style-name="P4">7177 <text:s/>rt_sigprocmask(SIG_BLOCK, ~[RT_1], NULL, 8) = 0</text:p>
      <text:p text:style-name="P4">7177 <text:s/>madvise(0x75528ac00000, 8368128, MADV_DONTNEED) = 0</text:p>
      <text:p text:style-name="P4">7177 <text:s/>exit(0) <text:s text:c="26"/>= ?</text:p>
      <text:p text:style-name="P4">7177 <text:s/>+++ exited with 0 +++</text:p>
      <text:p text:style-name="P4">7179 <text:s/>rt_sigprocmask(SIG_BLOCK, ~[RT_1], NULL, 8) = 0</text:p>
      <text:p text:style-name="P4">7179 <text:s/>madvise(0x755289800000, 8368128, MADV_DONTNEED) = 0</text:p>
      <text:p text:style-name="P4">7179 <text:s/>exit(0) <text:s text:c="26"/>= ?</text:p>
      <text:p text:style-name="P4">7179 <text:s/>+++ exited with 0 +++</text:p>
      <text:p text:style-name="P4">7175 <text:s/>rt_sigprocmask(SIG_BLOCK, ~[RT_1], NULL, 8) = 0</text:p>
      <text:p text:style-name="P4">7175 <text:s/>madvise(0x755290400000, 8368128, MADV_DONTNEED) = 0</text:p>
      <text:p text:style-name="P4">7175 <text:s/>exit(0) <text:s text:c="26"/>= ?</text:p>
      <text:p text:style-name="P4">7175 <text:s/>+++ exited with 0 +++</text:p>
      <text:p text:style-name="P4">7178 <text:s/>rt_sigprocmask(SIG_BLOCK, ~[RT_1], NULL, 8) = 0</text:p>
      <text:p text:style-name="P4">7178 <text:s/>madvise(0x75528a200000, 8368128, MADV_DONTNEED) = 0</text:p>
      <text:p text:style-name="P4">7178 <text:s/>exit(0) <text:s text:c="26"/>= ?</text:p>
      <text:p text:style-name="P4">7178 <text:s/>+++ exited with 0 +++</text:p>
      <text:p text:style-name="P4">7176 <text:s/>rt_sigprocmask(SIG_BLOCK, ~[RT_1], NULL, 8) = 0</text:p>
      <text:p text:style-name="P4">7176 <text:s/>madvise(0x75528b600000, 8368128, MADV_DONTNEED &lt;unfinished ...&gt;</text:p>
      <text:p text:style-name="P4">7172 <text:s/>rt_sigprocmask(SIG_BLOCK, ~[RT_1], <text:s/>&lt;unfinished ...&gt;</text:p>
      <text:p text:style-name="P4">7176 <text:s/>&lt;... madvise resumed&gt;) <text:s text:c="11"/>= 0</text:p>
      <text:p text:style-name="P4">7172 <text:s/>&lt;... rt_sigprocmask resumed&gt;NULL, 8) = 0</text:p>
      <text:p text:style-name="P4">7176 <text:s/>exit(0 &lt;unfinished ...&gt;</text:p>
      <text:p text:style-name="P4">7172 <text:s/>madvise(0x755292200000, 8368128, MADV_DONTNEED &lt;unfinished ...&gt;</text:p>
      <text:p text:style-name="P4">7176 <text:s/>&lt;... exit resumed&gt;) <text:s text:c="14"/>= ?</text:p>
      <text:p text:style-name="P4">7172 <text:s/>&lt;... madvise resumed&gt;) <text:s text:c="11"/>= 0</text:p>
      <text:p text:style-name="P4">7176 <text:s/>+++ exited with 0 +++</text:p>
      <text:p text:style-name="P4">7172 <text:s/>exit(0) <text:s text:c="26"/>= ?</text:p>
      <text:p text:style-name="P4">7170 <text:s/>&lt;... futex resumed&gt;) <text:s text:c="13"/>= 0</text:p>
      <text:p text:style-name="P4">7172 <text:s/>+++ exited with 0 +++</text:p>
      <text:p text:style-name="P4">7170 <text:s/>munmap(0x755292c00000, 8392704) <text:s text:c="2"/>= 0</text:p>
      <text:p text:style-name="P4">7170 <text:s/>munmap(0x755292200000, 8392704) <text:s text:c="2"/>= 0</text:p>
      <text:p text:style-name="P4">7170 <text:s/>munmap(0x755291800000, 8392704) <text:s text:c="2"/>= 0</text:p>
      <text:p text:style-name="P4">7170 <text:s/>munmap(0x755290e00000, 8392704) <text:s text:c="2"/>= 0</text:p>
      <text:p text:style-name="P4">7170 <text:s/>munmap(0x755290400000, 8392704) <text:s text:c="2"/>= 0</text:p>
      <text:p text:style-name="P36">7170 <text:s/>futex(0x755289600990, FUTEX_WAIT_BITSET|FUTEX_CLOCK_REALTIME, 7180, NULL, </text:p>
      <text:p text:style-name="P36">FUTEX_BITSET_MATCH_ANY &lt;unfinished ...&gt;</text:p>
      <text:p text:style-name="P4"><text:soft-page-break/>7180 <text:s/>rt_sigprocmask(SIG_BLOCK, ~[RT_1], NULL, 8) = 0</text:p>
      <text:p text:style-name="P4">7180 <text:s/>madvise(0x755288e00000, 8368128, MADV_DONTNEED) = 0</text:p>
      <text:p text:style-name="P4">7180 <text:s/>exit(0) <text:s text:c="26"/>= ?</text:p>
      <text:p text:style-name="P4">7170 <text:s/>&lt;... futex resumed&gt;) <text:s text:c="13"/>= 0</text:p>
      <text:p text:style-name="P4">7180 <text:s/>+++ exited with 0 +++</text:p>
      <text:p text:style-name="P4">7170 <text:s/>munmap(0x75528b600000, 8392704) <text:s text:c="2"/>= 0</text:p>
      <text:p text:style-name="P36">7170 <text:s/>futex(0x755288c00990, FUTEX_WAIT_BITSET|FUTEX_CLOCK_REALTIME, 7181, NULL, </text:p>
      <text:p text:style-name="P36">FUTEX_BITSET_MATCH_ANY &lt;unfinished ...&gt;</text:p>
      <text:p text:style-name="P4">7182 <text:s/>rt_sigprocmask(SIG_BLOCK, ~[RT_1], NULL, 8) = 0</text:p>
      <text:p text:style-name="P4">7182 <text:s/>madvise(0x75527f600000, 8368128, MADV_DONTNEED) = 0</text:p>
      <text:p text:style-name="P4">7182 <text:s/>exit(0) <text:s text:c="26"/>= ?</text:p>
      <text:p text:style-name="P4">7182 <text:s/>+++ exited with 0 +++</text:p>
      <text:p text:style-name="P4">7181 <text:s/>rt_sigprocmask(SIG_BLOCK, ~[RT_1], NULL, 8) = 0</text:p>
      <text:p text:style-name="P4">7181 <text:s/>madvise(0x755288400000, 8368128, MADV_DONTNEED) = 0</text:p>
      <text:p text:style-name="P4">7181 <text:s/>exit(0) <text:s text:c="26"/>= ?</text:p>
      <text:p text:style-name="P4">7181 <text:s/>+++ exited with 0 +++</text:p>
      <text:p text:style-name="P4">7170 <text:s/>&lt;... futex resumed&gt;) <text:s text:c="13"/>= 0</text:p>
      <text:p text:style-name="P4">7170 <text:s/>munmap(0x75528ac00000, 8392704) <text:s text:c="2"/>= 0</text:p>
      <text:p text:style-name="P4">7170 <text:s/>munmap(0x75528a200000, 8392704) <text:s text:c="2"/>= 0</text:p>
      <text:p text:style-name="P4">7170 <text:s/>write(1, "== 235058 ==\n", 13) <text:s text:c="3"/>= 13</text:p>
      <text:p text:style-name="P4">7170 <text:s/>write(1, "== 0.235058 ==\n\n", 16) = 16</text:p>
      <text:p text:style-name="P4">7170 <text:s/>exit_group(0) <text:s text:c="20"/>= ?</text:p>
      <text:p text:style-name="P4">7170 <text:s/>+++ exited with 0 +++</text:p>
      <text:p text:style-name="P14">Вывод</text:p>
      <text:p text:style-name="Standard">В ходе лабораторной работы я приобрел практические навыки в управлении потоков и обеспечении синхронизации между потоками. Составил и отладить программу на языке С<text:span text:style-name="T12">++</text:span>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01T11:45:37.329035293</dc:date>
    <meta:editing-duration>PT1H39M13S</meta:editing-duration>
    <meta:editing-cycles>31</meta:editing-cycles>
    <meta:document-statistic meta:table-count="0" meta:image-count="0" meta:object-count="0" meta:page-count="16" meta:paragraph-count="595" meta:word-count="3260" meta:character-count="31974" meta:non-whitespace-character-count="26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